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99a4c" officeooo:paragraph-rsid="00199a4c"/>
    </style:style>
    <style:style style:name="T1" style:family="text">
      <style:text-properties officeooo:rsid="001ae867"/>
    </style:style>
    <style:style style:name="T2" style:family="text">
      <style:text-properties officeooo:rsid="001e8ea7"/>
    </style:style>
    <style:style style:name="T3" style:family="text">
      <style:text-properties officeooo:rsid="002141d2"/>
    </style:style>
    <style:style style:name="T4" style:family="text">
      <style:text-properties officeooo:rsid="0022cc96"/>
    </style:style>
    <style:style style:name="T5" style:family="text">
      <style:text-properties officeooo:rsid="0024135a"/>
    </style:style>
    <style:style style:name="T6" style:family="text">
      <style:text-properties officeooo:rsid="0024ea37"/>
    </style:style>
    <style:style style:name="T7" style:family="text">
      <style:text-properties officeooo:rsid="002500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Website Accessibility Requirements</text:p>
      <text:h text:style-name="Heading_20_2" text:outline-level="2">Accessibility Considerations</text:h>
      <text:p text:style-name="Standard"><text:span text:style-name="T4">The v</text:span>isual impair<text:span text:style-name="T4">ed </text:span>need assist<text:span text:style-name="T3">ance </text:span>to understand website content. Other visual impairments such as colour blindness may interfere with ability to read content.</text:p>
      <text:p text:style-name="Standard"/>
      <text:p text:style-name="Standard">Hearing impairments interfere with a person’s ability to interpret audio, so text alternatives to audio files should be available.</text:p>
      <text:p text:style-name="Standard"/>
      <text:p text:style-name="Standard">People with motor impairments may <text:span text:style-name="T5">struggle</text:span> to use a mouse, to complete an action before it “times out,” or to click precise areas.</text:p>
      <text:h text:style-name="Heading_20_2" text:outline-level="2">Accessibility Requirements</text:h>
      <text:p text:style-name="Standard"/>
      <text:h text:style-name="Heading_20_4" text:outline-level="4">Alt-Text</text:h>
      <text:p text:style-name="Standard"/>
      <text:h text:style-name="Heading_20_4" text:outline-level="4">Heading Hierarchy</text:h>
      <text:p text:style-name="Text_20_body"/>
      <text:h text:style-name="Heading_20_4" text:outline-level="4">Colour Contrasts</text:h>
      <text:p text:style-name="P1">Poor colour contras<text:span text:style-name="T2">t can make content hard to read for certain users. </text:span>The WCAG recommends a colour contrast ratio of 4.5:1 for text that over <text:span text:style-name="T7">a </text:span>colour or <text:span text:style-name="T6">an </text:span>image. </text:p>
      <text:h text:style-name="Heading_20_4" text:outline-level="4">Alternatives for audio/video content</text:h>
      <text:h text:style-name="Heading_20_4" text:outline-level="4"><text:span text:style-name="T1">K</text:span>eyboard navigation</text:h>
      <text:h text:style-name="Heading_20_4" text:outline-level="4">Minimise the use of tables or grids</text:h>
      <text:h text:style-name="Heading_20_4" text:outline-level="4">Font size options</text:h>
      <text:h text:style-name="Heading_20_4" text:outline-level="4">Descriptive URLs</text:h>
      <text:h text:style-name="Heading_20_4" text:outline-level="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09:52:12.478970210</meta:creation-date>
    <dc:date>2024-03-22T10:37:57.213653277</dc:date>
    <meta:editing-duration>PT35M24S</meta:editing-duration>
    <meta:editing-cycles>14</meta:editing-cycles>
    <meta:generator>LibreOffice/7.3.7.2$Linux_X86_64 LibreOffice_project/30$Build-2</meta:generator>
    <meta:document-statistic meta:table-count="0" meta:image-count="0" meta:object-count="0" meta:page-count="1" meta:paragraph-count="15" meta:word-count="125" meta:character-count="836" meta:non-whitespace-character-count="725"/>
  </office:meta>
</office:document-meta>
</file>